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auto-grow-height="false" fo:min-height="0.639cm"/>
    </style:style>
    <style:style style:name="gr2" style:family="graphic" style:parent-style-name="standard">
      <style:graphic-properties draw:stroke="solid" svg:stroke-color="#000000" draw:fill="none" draw:fill-color="#ffffff" draw:auto-grow-height="false" fo:min-height="1.02cm"/>
    </style:style>
    <style:style style:name="gr3" style:family="graphic" style:parent-style-name="standard">
      <style:graphic-properties draw:stroke="solid" svg:stroke-color="#000000" draw:fill="none" draw:fill-color="#ffffff" draw:auto-grow-height="false" fo:min-height="0.385cm"/>
    </style:style>
    <style:style style:name="gr4" style:family="graphic" style:parent-style-name="standard">
      <style:graphic-properties draw:stroke="solid" svg:stroke-color="#000000" draw:fill="none" draw:fill-color="#ffffff" draw:auto-grow-height="false" fo:min-height="1.274cm"/>
    </style:style>
    <style:style style:name="gr5" style:family="graphic" style:parent-style-name="standard">
      <style:graphic-properties draw:marker-end="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line-height="100%"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line-height="100%" fo:text-align="center" fo:text-indent="0cm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3.81cm" svg:height="0.889cm" svg:x="1.905cm" svg:y="10.22cm">
          <draw:text-box>
            <text:p text:style-name="P1"><text:span text:style-name="T1">fParallel/</text:span></text:p>
          </draw:text-box>
        </draw:frame>
        <draw:frame draw:style-name="gr2" draw:text-style-name="P2" xml:id="id2" draw:id="id2" draw:layer="layout" svg:width="3.81cm" svg:height="0.889cm" svg:x="8.89cm" svg:y="5.445cm">
          <draw:text-box>
            <text:p text:style-name="P1"><text:span text:style-name="T1">boxlib/</text:span></text:p>
          </draw:text-box>
        </draw:frame>
        <draw:frame draw:style-name="gr3" draw:text-style-name="P2" xml:id="id3" draw:id="id3" draw:layer="layout" svg:width="3.81cm" svg:height="0.889cm" svg:x="8.89cm" svg:y="7.35cm">
          <draw:text-box>
            <text:p text:style-name="P1"><text:span text:style-name="T1">data_processing/</text:span></text:p>
          </draw:text-box>
        </draw:frame>
        <draw:frame draw:style-name="gr4" draw:text-style-name="P2" xml:id="id4" draw:id="id4" draw:layer="layout" svg:width="3.81cm" svg:height="0.889cm" svg:x="8.89cm" svg:y="9.255cm">
          <draw:text-box>
            <text:p text:style-name="P1"><text:span text:style-name="T1">extern/</text:span></text:p>
          </draw:text-box>
        </draw:frame>
        <draw:frame draw:style-name="gr4" draw:text-style-name="P2" xml:id="id5" draw:id="id5" draw:layer="layout" svg:width="3.81cm" svg:height="0.889cm" svg:x="8.89cm" svg:y="11.16cm">
          <draw:text-box>
            <text:p text:style-name="P1"><text:span text:style-name="T1">MAESTRO/</text:span></text:p>
          </draw:text-box>
        </draw:frame>
        <draw:frame draw:style-name="gr4" draw:text-style-name="P2" xml:id="id6" draw:id="id6" draw:layer="layout" svg:width="3.81cm" svg:height="0.889cm" svg:x="8.89cm" svg:y="13.065cm">
          <draw:text-box>
            <text:p text:style-name="P1"><text:span text:style-name="T1">mg/</text:span></text:p>
          </draw:text-box>
        </draw:frame>
        <draw:frame draw:style-name="gr4" draw:text-style-name="P2" xml:id="id7" draw:id="id7" draw:layer="layout" svg:width="3.81cm" svg:height="0.889cm" svg:x="8.89cm" svg:y="14.97cm">
          <draw:text-box>
            <text:p text:style-name="P1"><text:span text:style-name="T1">mk/</text:span></text:p>
          </draw:text-box>
        </draw:frame>
        <draw:frame draw:style-name="gr4" draw:text-style-name="P2" xml:id="id8" draw:id="id8" draw:layer="layout" svg:width="3.81cm" svg:height="0.889cm" svg:x="8.89cm" svg:y="16.875cm">
          <draw:text-box>
            <text:p text:style-name="P1"><text:span text:style-name="T1">scripts/...</text:span></text:p>
          </draw:text-box>
        </draw:frame>
        <draw:connector draw:style-name="gr5" draw:text-style-name="P3" draw:layer="layout" draw:line-skew="0.317cm" svg:x1="5.715cm" svg:y1="10.664cm" svg:x2="8.89cm" svg:y2="5.889cm" draw:start-shape="id1" draw:start-glue-point="1" draw:end-shape="id2" draw:end-glue-point="3" svg:d="m5715 10664h1905v-4775h1270">
          <text:p/>
        </draw:connector>
        <draw:connector draw:style-name="gr5" draw:text-style-name="P3" draw:layer="layout" draw:line-skew="0.317cm" svg:x1="5.715cm" svg:y1="10.664cm" svg:x2="8.89cm" svg:y2="7.794cm" draw:start-shape="id1" draw:start-glue-point="1" draw:end-shape="id3" draw:end-glue-point="3" svg:d="m5715 10664h1905v-2870h1270">
          <text:p/>
        </draw:connector>
        <draw:connector draw:style-name="gr5" draw:text-style-name="P3" draw:layer="layout" draw:line-skew="0.317cm" svg:x1="5.715cm" svg:y1="10.664cm" svg:x2="8.89cm" svg:y2="9.699cm" draw:start-shape="id1" draw:start-glue-point="1" draw:end-shape="id4" draw:end-glue-point="3" svg:d="m5715 10664h1905v-965h1270">
          <text:p/>
        </draw:connector>
        <draw:connector draw:style-name="gr5" draw:text-style-name="P3" draw:layer="layout" draw:line-skew="0.317cm" svg:x1="5.715cm" svg:y1="10.664cm" svg:x2="8.89cm" svg:y2="11.604cm" draw:start-shape="id1" draw:start-glue-point="1" draw:end-shape="id5" draw:end-glue-point="3" svg:d="m5715 10664h1905v940h1270">
          <text:p/>
        </draw:connector>
        <draw:connector draw:style-name="gr5" draw:text-style-name="P3" draw:layer="layout" draw:line-skew="0.317cm" svg:x1="5.715cm" svg:y1="10.664cm" svg:x2="8.89cm" svg:y2="13.509cm" draw:start-shape="id1" draw:start-glue-point="1" draw:end-shape="id6" svg:d="m5715 10664h1905v2845h1270">
          <text:p/>
        </draw:connector>
        <draw:connector draw:style-name="gr5" draw:text-style-name="P3" draw:layer="layout" draw:line-skew="0.317cm" svg:x1="5.715cm" svg:y1="10.664cm" svg:x2="8.89cm" svg:y2="15.414cm" draw:start-shape="id1" draw:start-glue-point="1" draw:end-shape="id7" svg:d="m5715 10664h1905v4750h1270">
          <text:p/>
        </draw:connector>
        <draw:connector draw:style-name="gr5" draw:text-style-name="P3" draw:layer="layout" draw:line-skew="0.317cm" svg:x1="5.715cm" svg:y1="10.664cm" svg:x2="8.89cm" svg:y2="17.319cm" draw:start-shape="id1" draw:start-glue-point="1" draw:end-shape="id8" draw:end-glue-point="3" svg:d="m5715 10664h1905v6655h1270">
          <text:p/>
        </draw:connector>
        <draw:frame draw:style-name="gr2" draw:text-style-name="P2" xml:id="id9" draw:id="id9" draw:layer="layout" svg:width="3.81cm" svg:height="0.889cm" svg:x="15.875cm" svg:y="4.81cm">
          <draw:text-box>
            <text:p text:style-name="P1"><text:span text:style-name="T1">EOS/...</text:span></text:p>
          </draw:text-box>
        </draw:frame>
        <draw:frame draw:style-name="gr3" draw:text-style-name="P2" xml:id="id10" draw:id="id10" draw:layer="layout" svg:width="3.81cm" svg:height="0.889cm" svg:x="15.875cm" svg:y="6.08cm">
          <draw:text-box>
            <text:p text:style-name="P1"><text:span text:style-name="T1">model_parser/</text:span></text:p>
          </draw:text-box>
        </draw:frame>
        <draw:frame draw:style-name="gr4" draw:text-style-name="P2" xml:id="id11" draw:id="id11" draw:layer="layout" svg:width="3.81cm" svg:height="0.889cm" svg:x="15.875cm" svg:y="7.35cm">
          <draw:text-box>
            <text:p text:style-name="P1"><text:span text:style-name="T1">networks/...</text:span></text:p>
          </draw:text-box>
        </draw:frame>
        <draw:frame draw:style-name="gr4" draw:text-style-name="P2" xml:id="id12" draw:id="id12" draw:layer="layout" svg:width="3.81cm" svg:height="0.889cm" svg:x="15.875cm" svg:y="8.62cm">
          <draw:text-box>
            <text:p text:style-name="P1"><text:span text:style-name="T1">VODE/</text:span></text:p>
          </draw:text-box>
        </draw:frame>
        <draw:connector draw:style-name="gr5" draw:text-style-name="P3" draw:layer="layout" draw:line-skew="0.317cm" svg:x1="12.7cm" svg:y1="9.699cm" svg:x2="15.875cm" svg:y2="5.254cm" draw:start-shape="id4" draw:start-glue-point="1" draw:end-shape="id9" draw:end-glue-point="3" svg:d="m12700 9699h1905v-4445h1270">
          <text:p/>
        </draw:connector>
        <draw:connector draw:style-name="gr5" draw:text-style-name="P3" draw:layer="layout" draw:line-skew="0.317cm" svg:x1="12.7cm" svg:y1="9.699cm" svg:x2="15.875cm" svg:y2="6.524cm" draw:start-shape="id4" draw:start-glue-point="1" draw:end-shape="id10" draw:end-glue-point="3" svg:d="m12700 9699h1905v-3175h1270">
          <text:p/>
        </draw:connector>
        <draw:connector draw:style-name="gr5" draw:text-style-name="P3" draw:layer="layout" draw:line-skew="0.317cm" svg:x1="12.7cm" svg:y1="9.699cm" svg:x2="15.875cm" svg:y2="7.794cm" draw:start-shape="id4" draw:start-glue-point="1" draw:end-shape="id11" draw:end-glue-point="3" svg:d="m12700 9699h1905v-1905h1270">
          <text:p/>
        </draw:connector>
        <draw:connector draw:style-name="gr5" draw:text-style-name="P3" draw:layer="layout" draw:line-skew="0.317cm" svg:x1="12.7cm" svg:y1="9.699cm" svg:x2="15.875cm" svg:y2="9.064cm" draw:start-shape="id4" draw:start-glue-point="1" draw:end-shape="id12" draw:end-glue-point="3" svg:d="m12700 9699h1905v-635h1270">
          <text:p/>
        </draw:connector>
        <draw:frame draw:style-name="gr1" draw:text-style-name="P2" xml:id="id13" draw:id="id13" draw:layer="layout" svg:width="3.81cm" svg:height="0.889cm" svg:x="15.875cm" svg:y="11.795cm">
          <draw:text-box>
            <text:p text:style-name="P1"><text:span text:style-name="T1">docs/</text:span></text:p>
          </draw:text-box>
        </draw:frame>
        <draw:frame draw:style-name="gr2" draw:text-style-name="P2" xml:id="id14" draw:id="id14" draw:layer="layout" svg:width="3.81cm" svg:height="0.889cm" svg:x="15.875cm" svg:y="13.065cm">
          <draw:text-box>
            <text:p text:style-name="P1"><text:span text:style-name="T1">initial_models/</text:span></text:p>
          </draw:text-box>
        </draw:frame>
        <draw:frame draw:style-name="gr3" draw:text-style-name="P2" xml:id="id15" draw:id="id15" draw:layer="layout" svg:width="3.81cm" svg:height="0.889cm" svg:x="15.875cm" svg:y="14.335cm">
          <draw:text-box>
            <text:p text:style-name="P1"><text:span text:style-name="T1">Source/</text:span></text:p>
          </draw:text-box>
        </draw:frame>
        <draw:frame draw:style-name="gr4" draw:text-style-name="P2" xml:id="id16" draw:id="id16" draw:layer="layout" svg:width="3.81cm" svg:height="0.889cm" svg:x="15.875cm" svg:y="15.605cm">
          <draw:text-box>
            <text:p text:style-name="P1"><text:span text:style-name="T1">test2/</text:span></text:p>
          </draw:text-box>
        </draw:frame>
        <draw:connector draw:style-name="gr5" draw:text-style-name="P3" draw:layer="layout" draw:line-skew="0.317cm" svg:x1="12.7cm" svg:y1="11.604cm" svg:x2="15.875cm" svg:y2="12.239cm" draw:start-shape="id5" draw:start-glue-point="1" draw:end-shape="id13" draw:end-glue-point="3" svg:d="m12700 11604h1905v635h1270">
          <text:p/>
        </draw:connector>
        <draw:connector draw:style-name="gr6" draw:text-style-name="P3" draw:layer="layout" draw:line-skew="0.317cm" svg:x1="12.7cm" svg:y1="11.604cm" svg:x2="15.875cm" svg:y2="13.509cm" draw:start-shape="id5" draw:start-glue-point="1" draw:end-shape="id14" draw:end-glue-point="3" svg:d="m12700 11604h1905v1905h1270">
          <text:p/>
        </draw:connector>
        <draw:connector draw:style-name="gr6" draw:text-style-name="P3" draw:layer="layout" draw:line-skew="0.317cm" svg:x1="12.7cm" svg:y1="11.604cm" svg:x2="15.875cm" svg:y2="14.779cm" draw:start-shape="id5" draw:start-glue-point="1" draw:end-shape="id15" draw:end-glue-point="3" svg:d="m12700 11604h1905v3175h1270">
          <text:p/>
        </draw:connector>
        <draw:connector draw:style-name="gr6" draw:text-style-name="P3" draw:layer="layout" draw:line-skew="0.317cm" svg:x1="12.7cm" svg:y1="11.604cm" svg:x2="15.875cm" svg:y2="16.049cm" draw:start-shape="id5" draw:start-glue-point="1" draw:end-shape="id16" draw:end-glue-point="3" svg:d="m12700 11604h1905v4445h1270">
          <text:p/>
        </draw:connector>
        <draw:frame draw:style-name="gr4" draw:text-style-name="P2" xml:id="id17" draw:id="id17" draw:layer="layout" svg:width="3.81cm" svg:height="0.889cm" svg:x="15.875cm" svg:y="16.875cm">
          <draw:text-box>
            <text:p text:style-name="P1"><text:span text:style-name="T1">test_spherical/</text:span></text:p>
          </draw:text-box>
        </draw:frame>
        <draw:connector draw:style-name="gr6" draw:text-style-name="P3" draw:layer="layout" draw:line-skew="0.317cm" svg:x1="12.7cm" svg:y1="11.604cm" svg:x2="15.875cm" svg:y2="17.319cm" draw:start-shape="id5" draw:start-glue-point="1" draw:end-shape="id17" draw:end-glue-point="3" svg:d="m12700 11604h1905v5715h1270">
          <text:p/>
        </draw:connector>
        <draw:frame draw:style-name="gr2" draw:text-style-name="P4" xml:id="id19" draw:id="id19" draw:layer="layout" svg:width="3.81cm" svg:height="0.889cm" svg:x="15.875cm" svg:y="3.54cm">
          <draw:text-box>
            <text:p text:style-name="P1"><text:span text:style-name="T1">constants/</text:span></text:p>
          </draw:text-box>
        </draw:frame>
        <draw:frame draw:style-name="gr2" draw:text-style-name="P4" xml:id="id18" draw:id="id18" draw:layer="layout" svg:width="3.81cm" svg:height="0.889cm" svg:x="15.875cm" svg:y="2.27cm">
          <draw:text-box>
            <text:p text:style-name="P1"><text:span text:style-name="T1">conductivity/...</text:span></text:p>
          </draw:text-box>
        </draw:frame>
        <draw:connector draw:style-name="gr5" draw:text-style-name="P3" draw:layer="layout" draw:line-skew="0.567cm" svg:x1="12.701cm" svg:y1="9.7cm" svg:x2="15.875cm" svg:y2="2.714cm" draw:end-shape="id18" svg:d="m12701 9700h1904v-6986h1270">
          <text:p/>
        </draw:connector>
        <draw:connector draw:style-name="gr5" draw:text-style-name="P3" draw:layer="layout" draw:line-skew="0.567cm" svg:x1="12.701cm" svg:y1="9.7cm" svg:x2="15.875cm" svg:y2="3.984cm" draw:end-shape="id19" draw:end-glue-point="3" svg:d="m12701 9700h1904v-5716h1270">
          <text:p/>
        </draw:connector>
        <draw:frame draw:style-name="gr4" draw:text-style-name="P4" xml:id="id20" draw:id="id20" draw:layer="layout" svg:width="3.81cm" svg:height="0.889cm" svg:x="15.875cm" svg:y="9.89cm">
          <draw:text-box>
            <text:p text:style-name="P1"><text:span text:style-name="T1">...</text:span></text:p>
          </draw:text-box>
        </draw:frame>
        <draw:connector draw:style-name="gr5" draw:text-style-name="P3" draw:layer="layout" draw:line-skew="0.567cm" svg:x1="12.701cm" svg:y1="9.7cm" svg:x2="15.875cm" svg:y2="10.334cm" draw:end-shape="id20" draw:end-glue-point="3" svg:d="m12701 9700h1904v634h1270">
          <text:p/>
        </draw:connector>
        <draw:frame draw:style-name="gr4" draw:text-style-name="P4" xml:id="id21" draw:id="id21" draw:layer="layout" svg:width="3.81cm" svg:height="0.889cm" svg:x="15.875cm" svg:y="18.145cm">
          <draw:text-box>
            <text:p text:style-name="P1"><text:span text:style-name="T1">...</text:span></text:p>
          </draw:text-box>
        </draw:frame>
        <draw:connector draw:style-name="gr6" draw:text-style-name="P3" draw:layer="layout" draw:line-skew="0.567cm" svg:x1="12.701cm" svg:y1="11.605cm" svg:x2="15.875cm" svg:y2="18.589cm" draw:end-shape="id21" svg:d="m12701 11605h1904v6984h12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.27cm" fo:margin-right="1.2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Linux OpenOffice.org_project/330m20$Build-9567</meta:generator>
    <meta:initial-creator>Michael Zingale</meta:initial-creator>
    <meta:creation-date>2009-07-08T13:58:41</meta:creation-date>
    <dc:creator>Michael Zingale</dc:creator>
    <dc:date>2011-04-23T17:56:21</dc:date>
    <meta:editing-cycles>9</meta:editing-cycles>
    <meta:editing-duration>PT29M25S</meta:editing-duration>
    <meta:document-statistic meta:object-count="41"/>
    <meta:user-defined meta:name="Info 1"/>
    <meta:user-defined meta:name="Info 2"/>
    <meta:user-defined meta:name="Info 3"/>
    <meta:user-defined meta:name="Info 4"/>
  </office:meta>
</office:document-meta>
</file>